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248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2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us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11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12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113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114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115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116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117@abc.it</text:p>
          </table:table-cell>
          <table:table-cell office:value-type="float" office:value="12345678" calcext:value-type="float">
            <text:p>123456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18@abc.it</text:p>
          </table:table-cell>
          <table:table-cell office:value-type="float" office:value="12345678" calcext:value-type="float">
            <text:p>12345678</text:p>
          </table:table-cell>
        </table:table-row>
      </table:table>
      <table:table table:name="match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layer_1_id</text:p>
          </table:table-cell>
          <table:table-cell office:value-type="string" calcext:value-type="string">
            <text:p>Player_2_id</text:p>
          </table:table-cell>
          <table:table-cell office:value-type="string" calcext:value-type="string">
            <text:p>p1_win</text:p>
          </table:table-cell>
          <table:table-cell office:value-type="string" calcext:value-type="string">
            <text:p>p2_win</text:p>
          </table:table-cell>
          <table:table-cell table:style-name="Default" office:value-type="string" calcext:value-type="string">
            <text:p>request_close</text:p>
          </table:table-cell>
          <table:table-cell table:style-name="Default" office:value-type="string" calcext:value-type="string">
            <text:p>accept_clo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i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il</text:p>
          </table:table-cell>
        </table:table-row>
      </table:table>
      <table:table table:name="Sheet3" table:style-name="ta1">
        <table:table-column table:style-name="co5" table:number-columns-repeated="1024" table:default-cell-style-name="Default"/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5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7:10:56.852714372</meta:creation-date>
    <dc:date>2014-07-24T17:58:47.704323081</dc:date>
    <meta:editing-duration>PT43M33S</meta:editing-duration>
    <meta:editing-cycles>6</meta:editing-cycles>
    <meta:generator>LibreOffice/4.2.4.2$Linux_X86_64 LibreOffice_project/420m0$Build-2</meta:generator>
    <meta:document-statistic meta:table-count="3" meta:cell-count="93" meta:object-count="0"/>
  </office:meta>
</office:document-meta>
</file>